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float" office:value="970.318435754" calcext:value-type="float">
            <text:p>970.318435754</text:p>
          </table:table-cell>
          <table:table-cell office:value-type="float" office:value="954.811497326" calcext:value-type="float">
            <text:p>954.811497326</text:p>
          </table:table-cell>
          <table:table-cell office:value-type="float" office:value="868.855902778" calcext:value-type="float">
            <text:p>868.855902778</text:p>
          </table:table-cell>
          <table:table-cell office:value-type="float" office:value="805.616731518" calcext:value-type="float">
            <text:p>805.616731518</text:p>
          </table:table-cell>
          <table:table-cell office:value-type="float" office:value="739.267598344" calcext:value-type="float">
            <text:p>739.267598344</text:p>
          </table:table-cell>
          <table:table-cell office:value-type="float" office:value="670.046446918" calcext:value-type="float">
            <text:p>670.046446918</text:p>
          </table:table-cell>
          <table:table-cell office:value-type="float" office:value="630.88956044" calcext:value-type="float">
            <text:p>630.88956044</text:p>
          </table:table-cell>
          <table:table-cell office:value-type="float" office:value="608.443356868" calcext:value-type="float">
            <text:p>608.443356868</text:p>
          </table:table-cell>
          <table:table-cell office:value-type="float" office:value="576.975113766" calcext:value-type="float">
            <text:p>576.975113766</text:p>
          </table:table-cell>
          <table:table-cell office:value-type="float" office:value="552.22246526" calcext:value-type="float">
            <text:p>552.22246526</text:p>
          </table:table-cell>
          <table:table-cell office:value-type="float" office:value="556.302570093" calcext:value-type="float">
            <text:p>556.302570093</text:p>
          </table:table-cell>
          <table:table-cell office:value-type="float" office:value="556.429580479" calcext:value-type="float">
            <text:p>556.429580479</text:p>
          </table:table-cell>
          <table:table-cell office:value-type="float" office:value="558.049527373" calcext:value-type="float">
            <text:p>558.049527373</text:p>
          </table:table-cell>
          <table:table-cell office:value-type="float" office:value="539.025109971" calcext:value-type="float">
            <text:p>539.025109971</text:p>
          </table:table-cell>
          <table:table-cell office:value-type="float" office:value="558.613496933" calcext:value-type="float">
            <text:p>558.613496933</text:p>
          </table:table-cell>
          <table:table-cell office:value-type="float" office:value="534.82689843" calcext:value-type="float">
            <text:p>534.82689843</text:p>
          </table:table-cell>
          <table:table-cell office:value-type="float" office:value="546.868783703" calcext:value-type="float">
            <text:p>546.868783703</text:p>
          </table:table-cell>
          <table:table-cell office:value-type="float" office:value="717.084115472" calcext:value-type="float">
            <text:p>717.084115472</text:p>
          </table:table-cell>
          <table:table-cell office:value-type="float" office:value="526.615761892" calcext:value-type="float">
            <text:p>526.615761892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 position</text:p>
          </table:table-cell>
          <table:table-cell office:value-type="string" calcext:value-type="string">
            <text:p>y position</text:p>
          </table:table-cell>
          <table:table-cell office:value-type="string" calcext:value-type="string">
            <text:p>brightnes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4" calcext:value-type="float">
            <text:p>314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27" calcext:value-type="float">
            <text:p>827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10" calcext:value-type="float">
            <text:p>51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59" calcext:value-type="float">
            <text:p>35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76" calcext:value-type="float">
            <text:p>376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14" calcext:value-type="float">
            <text:p>71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65" calcext:value-type="float">
            <text:p>465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96" calcext:value-type="float">
            <text:p>496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80" calcext:value-type="float">
            <text:p>48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" calcext:value-type="float">
            <text:p>1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2" calcext:value-type="float">
            <text:p>14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5" calcext:value-type="float">
            <text:p>44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03" calcext:value-type="float">
            <text:p>503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07" calcext:value-type="float">
            <text:p>607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00" calcext:value-type="float">
            <text:p>400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8" calcext:value-type="float">
            <text:p>7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80" calcext:value-type="float">
            <text:p>48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9" calcext:value-type="float">
            <text:p>12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13" calcext:value-type="float">
            <text:p>413</text:p>
          </table:table-cell>
          <table:table-cell office:value-type="float" office:value="902" calcext:value-type="float">
            <text:p>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20:28:09.408834398</meta:creation-date>
    <dc:date>2016-04-14T20:50:30.269139735</dc:date>
    <meta:editing-duration>PT5M20S</meta:editing-duration>
    <meta:editing-cycles>1</meta:editing-cycles>
    <meta:document-statistic meta:table-count="2" meta:cell-count="82" meta:object-count="0"/>
    <meta:generator>LibreOffice/4.2.8.2$Linux_X86_64 LibreOffice_project/420m0$Build-2</meta:generator>
  </office:meta>
</office:document-meta>
</file>